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2cm" svg:height="2.8cm" svg:x="3.6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409cm" svg:height="2.384cm" svg:x="3.5cm" svg:y="2.016cm">
          <draw:text-box>
            <text:p text:style-name="P1">Hot </text:p>
            <text:p text:style-name="P1">Reservoir</text:p>
            <text:p text:style-name="P1">(environment)</text:p>
          </draw:text-box>
        </draw:frame>
        <draw:custom-shape draw:style-name="gr1" draw:text-style-name="P1" draw:layer="layout" svg:width="3.8cm" svg:height="2.8cm" svg:x="19.1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.211cm" svg:height="2.384cm" svg:x="19.489cm" svg:y="2cm">
          <draw:text-box>
            <text:p text:style-name="P1">Hot </text:p>
            <text:p text:style-name="P1">Reservoir</text:p>
            <text:p text:style-name="P1">(house)</text:p>
          </draw:text-box>
        </draw:frame>
        <draw:custom-shape draw:style-name="gr3" draw:text-style-name="P1" draw:layer="layout" svg:width="4.179cm" svg:height="3.118cm" svg:x="3.6cm" svg:y="1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13cm" svg:height="3.095cm" svg:x="3.649cm" svg:y="15.323cm">
          <draw:text-box>
            <text:p text:style-name="P1">Cold </text:p>
            <text:p text:style-name="P1">Reservoir</text:p>
            <text:p text:style-name="P1">(refrigerated </text:p>
            <text:p text:style-name="P1">space)</text:p>
          </draw:text-box>
        </draw:frame>
        <draw:custom-shape draw:style-name="gr3" draw:text-style-name="P1" draw:layer="layout" svg:width="4.209cm" svg:height="2.8cm" svg:x="18.9cm" svg:y="1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409cm" svg:height="2.384cm" svg:x="18.8cm" svg:y="15.227cm">
          <draw:text-box>
            <text:p text:style-name="P1">Cold </text:p>
            <text:p text:style-name="P1">Reservoir</text:p>
            <text:p text:style-name="P1">(environment)</text:p>
          </draw:text-box>
        </draw:frame>
        <draw:custom-shape draw:style-name="gr4" draw:text-style-name="P1" draw:layer="layout" svg:width="3.8cm" svg:height="2.8cm" svg:x="3.8cm" svg:y="8.6cm">
          <text:p text:style-name="P1">Refrig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cm" svg:height="2.8cm" svg:x="19.1cm" svg:y="8.4cm">
          <text:p text:style-name="P1">Heat </text:p>
          <text:p text:style-name="P1">Pu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cm" svg:height="3.9cm" svg:x="5.1cm" svg:y="4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2cm" svg:height="3.9cm" svg:x="5.1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2cm" svg:height="3.9cm" svg:x="20.397cm" svg:y="4.4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2cm" svg:height="3.9cm" svg:x="20.4cm" svg:y="11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1.264cm" svg:height="1.2cm" svg:x="4.136cm" svg:y="6.4cm">
          <draw:text-box>
            <text:p>Q<text:span text:style-name="T1">H</text:span></text:p>
          </draw:text-box>
        </draw:frame>
        <draw:frame draw:style-name="gr2" draw:text-style-name="P1" draw:layer="layout" svg:width="2.966cm" svg:height="2.593cm" svg:x="2.7cm" svg:y="12.007cm">
          <draw:text-box>
            <text:p text:style-name="P1">Q<text:span text:style-name="T1">L</text:span></text:p>
            <text:p text:style-name="P1"><text:span text:style-name="T2">(desired </text:span></text:p>
            <text:p text:style-name="P1"><text:span text:style-name="T2">output)</text:span></text:p>
          </draw:text-box>
        </draw:frame>
        <draw:frame draw:style-name="gr2" draw:text-style-name="P1" draw:layer="layout" svg:width="2.966cm" svg:height="2.593cm" svg:x="21.136cm" svg:y="5.629cm">
          <draw:text-box>
            <text:p text:style-name="P1">Q<text:span text:style-name="T1">H</text:span><text:span text:style-name="T2"> </text:span></text:p>
            <text:p text:style-name="P1"><text:span text:style-name="T2">(desired </text:span></text:p>
            <text:p text:style-name="P1"><text:span text:style-name="T2">output)</text:span></text:p>
          </draw:text-box>
        </draw:frame>
        <draw:frame draw:style-name="gr2" draw:layer="layout" svg:width="1.2cm" svg:height="1.171cm" svg:x="21.4cm" svg:y="13.029cm">
          <draw:text-box>
            <text:p>Q<text:span text:style-name="T1">L</text:span></text:p>
          </draw:text-box>
        </draw:frame>
        <draw:custom-shape draw:style-name="gr7" draw:text-style-name="P1" draw:layer="layout" svg:width="3.1cm" svg:height="1cm" svg:x="16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3.211cm" svg:height="2.593cm" svg:x="15.989cm" svg:y="10.307cm">
          <draw:text-box>
            <text:p text:style-name="P1">W<text:span text:style-name="T1">net</text:span></text:p>
            <text:p text:style-name="P1">(required </text:p>
            <text:p text:style-name="P1">input)</text:p>
          </draw:text-box>
        </draw:frame>
        <draw:custom-shape draw:style-name="gr7" draw:text-style-name="P1" draw:layer="layout" svg:width="2.8cm" svg:height="1cm" svg:x="7.6cm" svg:y="9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3.211cm" svg:height="2.593cm" svg:x="7.762cm" svg:y="10.306cm">
          <draw:text-box>
            <text:p text:style-name="P1">W<text:span text:style-name="T1">net</text:span></text:p>
            <text:p text:style-name="P1">(required </text:p>
            <text:p text:style-name="P1">input)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2-22T15:23:44</meta:creation-date>
    <dc:date>2013-02-22T15:45:32</dc:date>
    <dc:creator>Jefferson Gomes</dc:creator>
    <meta:editing-duration>PT6M37S</meta:editing-duration>
    <meta:editing-cycles>1</meta:editing-cycles>
    <meta:document-statistic meta:object-count="45"/>
    <meta:generator>LibreOffice/3.5$Linux_X86_64 LibreOffice_project/350m1$Build-2</meta:generator>
  </office:meta>
</office:document-meta>
</file>